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P3" style:family="paragraph" style:parent-style-name="Standard">
      <style:text-properties officeooo:rsid="0010fbee" officeooo:paragraph-rsid="0018b914"/>
    </style:style>
    <style:style style:name="T1" style:family="text">
      <style:text-properties officeooo:rsid="000eb319"/>
    </style:style>
    <style:style style:name="T2" style:family="text">
      <style:text-properties officeooo:rsid="00121211"/>
    </style:style>
    <style:style style:name="T3" style:family="text">
      <style:text-properties officeooo:rsid="0015e2a2"/>
    </style:style>
    <style:style style:name="T4" style:family="text">
      <style:text-properties officeooo:rsid="00171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1">814</text:span>: <text:span text:style-name="T4">GERAR DOC. TRANSPORTE REMESSA ZGAA – CENÁRIO 04</text:span></text:p>
      <text:p text:style-name="P1"/>
      <text:p text:style-name="P3">NÃO REALIZAMOS A VT01N DEVIDO NÃO TER ITINERÁRIO.</text:p>
      <text:p text:style-name="P3">REALIZAMOS PELA VF0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1T16:24:17.617000000</dc:date>
    <meta:editing-duration>PT3H35M8S</meta:editing-duration>
    <meta:editing-cycles>15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3" meta:word-count="22" meta:character-count="134" meta:non-whitespace-character-count="114"/>
  </office:meta>
</office:document-meta>
</file>